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530000005473D3A8E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2.483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05cm" loext:decorative="false"/>
      <style:paragraph-properties style:writing-mode="lr-tb"/>
    </style:style>
    <style:style style:name="gr4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716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618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textarea-vertical-align="middle" loext:decorative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7cm" loext:decorative="false"/>
      <style:paragraph-properties style:writing-mode="lr-tb"/>
    </style:style>
    <style:style style:name="gr15" style:family="graphic" style:parent-style-name="BlueDoubleDashed">
      <style:graphic-properties draw:textarea-vertical-align="middle" loext:decorative="false"/>
    </style:style>
    <style:style style:name="gr16" style:family="graphic" style:parent-style-name="BlueSingleArrow">
      <style:graphic-properties draw:textarea-vertical-align="middle" loext:decorative="false"/>
    </style:style>
    <style:style style:name="gr17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983b0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size="11pt"/>
    </style:style>
    <style:style style:name="P7" style:family="paragraph">
      <loext:graphic-properties draw:fill="none" draw:fill-color="#ffffff"/>
      <style:text-properties fo:font-size="11.399999618530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1.3999996185303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3999996185303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38cm" svg:height="2.734cm" svg:x="7.835cm" svg:y="11.657cm">
          <draw:image xlink:href="Pictures/10000001000001530000005473D3A8E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Debugging the SPI Interface</text:p>
          </draw:text-box>
        </draw:frame>
        <draw:custom-shape draw:style-name="gr2" draw:text-style-name="P3" draw:layer="layout" svg:width="4.592cm" svg:height="2.833cm" svg:x="8.52cm" svg:y="3.893cm">
          <text:p text:style-name="P2">RP204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92cm" svg:height="2.833cm" svg:x="14.12cm" svg:y="3.893cm">
          <text:p text:style-name="P2">FPG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005cm" svg:height="2.384cm" svg:x="18.822cm" svg:y="11.731cm">
          <draw:text-box>
            <text:p>Upper </text:p>
            <text:p>Right </text:p>
            <text:p>Corner</text:p>
          </draw:text-box>
        </draw:frame>
        <draw:custom-shape draw:style-name="gr4" draw:text-style-name="P3" draw:layer="layout" svg:width="4.592cm" svg:height="4.066cm" svg:x="20.62cm" svg:y="7.593cm">
          <text:p text:style-name="P2">FPGA </text:p>
          <text:p text:style-name="P2">Fl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92cm" svg:height="3.968cm" svg:x="2.02cm" svg:y="7.593cm">
          <text:p text:style-name="P2">SSRAM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.621cm" svg:y1="8.158cm" svg:x2="12.375cm" svg:y2="6.737cm" svg:d="M20621 8158h-8246v-1421" svg:viewBox="0 0 8247 1422">
          <text:p/>
        </draw:connector>
        <draw:connector draw:style-name="gr7" draw:text-style-name="P1" draw:layer="layout" draw:line-skew="4.291cm" svg:x1="6.71cm" svg:y1="8.651cm" svg:x2="15.292cm" svg:y2="6.751cm" svg:d="M6710 8651h8582v-1900" svg:viewBox="0 0 8583 1901">
          <text:p/>
        </draw:connector>
        <draw:line draw:style-name="gr8" draw:text-style-name="P2" draw:layer="layout" svg:x1="6.612cm" svg:y1="9.199cm" svg:x2="20.517cm" svg:y2="9.216cm">
          <text:p/>
        </draw:line>
        <draw:line draw:style-name="gr8" draw:text-style-name="P2" draw:layer="layout" svg:x1="6.612cm" svg:y1="9.699cm" svg:x2="20.533cm" svg:y2="9.721cm">
          <text:p/>
        </draw:line>
        <draw:line draw:style-name="gr8" draw:text-style-name="P2" draw:layer="layout" svg:x1="6.612cm" svg:y1="10.199cm" svg:x2="20.5cm" svg:y2="10.193cm">
          <text:p/>
        </draw:line>
        <draw:line draw:style-name="gr8" draw:text-style-name="P2" draw:layer="layout" svg:x1="6.612cm" svg:y1="10.699cm" svg:x2="20.62cm" svg:y2="10.698cm">
          <text:p/>
        </draw:line>
        <draw:line draw:style-name="gr8" draw:text-style-name="P2" draw:layer="layout" svg:x1="6.612cm" svg:y1="11.17cm" svg:x2="20.62cm" svg:y2="11.17cm">
          <text:p/>
        </draw:line>
        <draw:frame draw:style-name="gr9" draw:text-style-name="P5" draw:layer="layout" svg:width="1.56cm" svg:height="0.725cm" svg:x="18.292cm" svg:y="8.647cm">
          <draw:text-box>
            <text:p><text:span text:style-name="T1">Clock</text:span></text:p>
          </draw:text-box>
        </draw:frame>
        <draw:frame draw:style-name="gr10" draw:text-style-name="P5" draw:layer="layout" svg:width="1.416cm" svg:height="0.725cm" svg:x="18.393cm" svg:y="9.648cm">
          <draw:text-box>
            <text:p><text:span text:style-name="T1">I/O 1</text:span></text:p>
          </draw:text-box>
        </draw:frame>
        <draw:frame draw:style-name="gr10" draw:text-style-name="P5" draw:layer="layout" svg:width="1.416cm" svg:height="0.725cm" svg:x="18.395cm" svg:y="10.151cm">
          <draw:text-box>
            <text:p><text:span text:style-name="T1">I/O 2</text:span></text:p>
          </draw:text-box>
        </draw:frame>
        <draw:frame draw:style-name="gr10" draw:text-style-name="P6" draw:layer="layout" svg:width="1.416cm" svg:height="0.725cm" svg:x="18.395cm" svg:y="10.651cm">
          <draw:text-box>
            <text:p><text:span text:style-name="T1">I/O 3</text:span></text:p>
          </draw:text-box>
        </draw:frame>
        <draw:line draw:style-name="gr8" draw:text-style-name="P2" draw:layer="layout" svg:x1="10.548cm" svg:y1="6.729cm" svg:x2="10.504cm" svg:y2="9.717cm">
          <text:p/>
        </draw:line>
        <draw:line draw:style-name="gr8" draw:text-style-name="P2" draw:layer="layout" svg:x1="9.951cm" svg:y1="6.73cm" svg:x2="9.896cm" svg:y2="10.213cm">
          <text:p/>
        </draw:line>
        <draw:line draw:style-name="gr8" draw:text-style-name="P2" draw:layer="layout" svg:x1="11.747cm" svg:y1="6.73cm" svg:x2="11.703cm" svg:y2="8.652cm">
          <text:p/>
        </draw:line>
        <draw:line draw:style-name="gr8" draw:text-style-name="P2" draw:layer="layout" svg:x1="11.147cm" svg:y1="6.73cm" svg:x2="11.103cm" svg:y2="9.223cm">
          <text:p/>
        </draw:line>
        <draw:line draw:style-name="gr8" draw:text-style-name="P2" draw:layer="layout" svg:x1="16.548cm" svg:y1="6.729cm" svg:x2="16.504cm" svg:y2="9.717cm">
          <text:p/>
        </draw:line>
        <draw:line draw:style-name="gr8" draw:text-style-name="P2" draw:layer="layout" svg:x1="18.251cm" svg:y1="6.729cm" svg:x2="18.179cm" svg:y2="11.202cm">
          <text:p/>
        </draw:line>
        <draw:line draw:style-name="gr8" draw:text-style-name="P2" draw:layer="layout" svg:x1="17.151cm" svg:y1="6.73cm" svg:x2="17.096cm" svg:y2="10.213cm">
          <text:p/>
        </draw:line>
        <draw:line draw:style-name="gr8" draw:text-style-name="P2" draw:layer="layout" svg:x1="17.651cm" svg:y1="6.73cm" svg:x2="17.599cm" svg:y2="10.701cm">
          <text:p/>
        </draw:line>
        <draw:line draw:style-name="gr8" draw:text-style-name="P2" draw:layer="layout" svg:x1="14.647cm" svg:y1="6.73cm" svg:x2="14.603cm" svg:y2="8.165cm">
          <text:p/>
        </draw:line>
        <draw:line draw:style-name="gr8" draw:text-style-name="P2" draw:layer="layout" svg:x1="15.947cm" svg:y1="6.73cm" svg:x2="15.903cm" svg:y2="9.223cm">
          <text:p/>
        </draw:line>
        <draw:frame draw:style-name="gr11" draw:text-style-name="P5" draw:layer="layout" svg:width="2.026cm" svg:height="1.199cm" svg:x="18.391cm" svg:y="7.046cm">
          <draw:text-box>
            <text:p><text:span text:style-name="T1"><text:s text:c="2"/></text:span><text:span text:style-name="T1">Select </text:span></text:p>
            <text:p><text:span text:style-name="T1"><text:s text:c="2"/></text:span><text:span text:style-name="T1">Flash</text:span></text:p>
          </draw:text-box>
        </draw:frame>
        <draw:frame draw:style-name="gr12" draw:text-style-name="P5" draw:layer="layout" svg:width="3.732cm" svg:height="1.199cm" svg:x="6.688cm" svg:y="7.546cm">
          <draw:text-box>
            <text:p><text:span text:style-name="T1"><text:s/></text:span><text:span text:style-name="T1">Select</text:span></text:p>
            <text:p><text:span text:style-name="T1">SSRAM</text:span></text:p>
          </draw:text-box>
        </draw:frame>
        <draw:frame draw:style-name="gr13" draw:text-style-name="P7" draw:layer="layout" svg:width="4.792cm" svg:height="1.312cm" svg:x="14.092cm" svg:y="5.635cm">
          <draw:text-box>
            <text:p><text:span text:style-name="T2"><text:s text:c="8"/></text:span></text:p>
          </draw:text-box>
        </draw:frame>
        <draw:frame draw:style-name="gr14" draw:text-style-name="P5" draw:layer="layout" svg:width="1.417cm" svg:height="0.725cm" svg:x="18.395cm" svg:y="9.15cm">
          <draw:text-box>
            <text:p><text:span text:style-name="T1">I/O 0</text:span></text:p>
          </draw:text-box>
        </draw:frame>
        <draw:line draw:style-name="gr15" draw:text-style-name="P2" draw:layer="layout" svg:x1="16.217cm" svg:y1="12.928cm" svg:x2="16.175cm" svg:y2="8.157cm">
          <text:p/>
        </draw:line>
        <draw:line draw:style-name="gr15" draw:text-style-name="P2" draw:layer="layout" svg:x1="15.142cm" svg:y1="13.011cm" svg:x2="15.142cm" svg:y2="10.199cm">
          <text:p/>
        </draw:line>
        <draw:line draw:style-name="gr16" draw:text-style-name="P2" draw:layer="layout" svg:x1="12.428cm" svg:y1="9.721cm" svg:x2="12.428cm" svg:y2="13.197cm">
          <text:p/>
        </draw:line>
        <draw:line draw:style-name="gr16" draw:text-style-name="P2" draw:layer="layout" svg:x1="13.437cm" svg:y1="8.651cm" svg:x2="13.437cm" svg:y2="13.229cm">
          <text:p/>
        </draw:line>
        <draw:line draw:style-name="gr15" draw:text-style-name="P2" draw:layer="layout" svg:x1="10.714cm" svg:y1="13.01cm" svg:x2="10.745cm" svg:y2="11.167cm">
          <text:p/>
        </draw:line>
        <draw:line draw:style-name="gr15" draw:text-style-name="P2" draw:layer="layout" svg:x1="11.805cm" svg:y1="13.089cm" svg:x2="11.807cm" svg:y2="10.199cm">
          <text:p/>
        </draw:line>
        <draw:line draw:style-name="gr16" draw:text-style-name="P2" draw:layer="layout" svg:x1="11.251cm" svg:y1="10.698cm" svg:x2="11.251cm" svg:y2="13.285cm">
          <text:p/>
        </draw:line>
        <draw:line draw:style-name="gr16" draw:text-style-name="P2" draw:layer="layout" svg:x1="10.6cm" svg:y1="14.068cm" svg:x2="11.251cm" svg:y2="13.058cm">
          <text:p/>
        </draw:line>
        <draw:line draw:style-name="gr15" draw:text-style-name="P2" draw:layer="layout" svg:x1="12.961cm" svg:y1="13.042cm" svg:x2="12.917cm" svg:y2="9.199cm">
          <text:p/>
        </draw:line>
        <draw:line draw:style-name="gr15" draw:text-style-name="P2" draw:layer="layout" svg:x1="13.954cm" svg:y1="13.089cm" svg:x2="13.947cm" svg:y2="8.158cm">
          <text:p/>
        </draw:line>
        <draw:line draw:style-name="gr16" draw:text-style-name="P2" draw:layer="layout" svg:x1="14.537cm" svg:y1="9.268cm" svg:x2="14.537cm" svg:y2="13.281cm">
          <text:p/>
        </draw:line>
        <draw:line draw:style-name="gr16" draw:text-style-name="P2" draw:layer="layout" svg:x1="13.856cm" svg:y1="14.068cm" svg:x2="14.58cm" svg:y2="13.089cm">
          <text:p/>
        </draw:line>
        <draw:line draw:style-name="gr16" draw:text-style-name="P2" draw:layer="layout" svg:x1="11.707cm" svg:y1="14.084cm" svg:x2="12.38cm" svg:y2="13.089cm">
          <text:p/>
        </draw:line>
        <draw:line draw:style-name="gr16" draw:text-style-name="P2" draw:layer="layout" svg:x1="12.814cm" svg:y1="14.019cm" svg:x2="13.389cm" svg:y2="13.106cm">
          <text:p/>
        </draw:line>
        <draw:connector draw:style-name="gr7" draw:text-style-name="P1" draw:layer="layout" draw:line-skew="2.546cm" svg:x1="13.117cm" svg:y1="4.25cm" svg:x2="18.209cm" svg:y2="6.777cm" svg:d="M13117 4250h5092v2527" svg:viewBox="0 0 5093 2528">
          <text:p/>
        </draw:connector>
        <draw:connector draw:style-name="gr7" draw:text-style-name="P1" draw:layer="layout" draw:line-skew="2.253cm" svg:x1="13.147cm" svg:y1="4.852cm" svg:x2="17.656cm" svg:y2="6.701cm" svg:d="M13147 4852h4508v1849h1" svg:viewBox="0 0 4510 1850">
          <text:p/>
        </draw:connector>
        <draw:frame draw:style-name="gr13" draw:text-style-name="P7" draw:layer="layout" svg:width="4.792cm" svg:height="1.312cm" svg:x="14.12cm" svg:y="5.77cm">
          <draw:text-box>
            <text:p text:style-name="P8"><text:span text:style-name="T3"><text:s text:c="4"/></text:span><text:span text:style-name="T3">Pin Numbers <text:s text:c="2"/></text:span><text:span text:style-name="T2">12 13</text:span></text:p>
            <text:p><text:span text:style-name="T2">16 <text:s/>37 15 <text:s/>14 <text:s/>17 </text:span></text:p>
          </draw:text-box>
        </draw:frame>
        <draw:line draw:style-name="gr16" draw:text-style-name="P2" draw:layer="layout" svg:x1="14.981cm" svg:y1="14.084cm" svg:x2="15.69cm" svg:y2="13.106cm">
          <text:p/>
        </draw:line>
        <draw:line draw:style-name="gr16" draw:text-style-name="P2" draw:layer="layout" svg:x1="16.081cm" svg:y1="14.084cm" svg:x2="16.79cm" svg:y2="13.106cm">
          <text:p/>
        </draw:line>
        <draw:line draw:style-name="gr16" draw:text-style-name="P2" draw:layer="layout" svg:x1="16.737cm" svg:y1="9.721cm" svg:x2="16.737cm" svg:y2="13.281cm">
          <text:p/>
        </draw:line>
        <draw:line draw:style-name="gr16" draw:text-style-name="P2" draw:layer="layout" svg:x1="15.517cm" svg:y1="9.199cm" svg:x2="15.537cm" svg:y2="13.281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="Arrow" draw:marker-start-width="0.2cm" draw:marker-start-center="false" draw:marker-end="Arrow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start="Arrow"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DoubleArrow2" style:family="graphic" style:parent-style-name="standard">
      <style:graphic-properties draw:stroke-dash="Dash_20_Dot_20_4" svg:stroke-width="0.102cm" svg:stroke-color="#ffffff" draw:marker-start-width="0.356cm" draw:marker-end-width="0.356cm"/>
    </style:style>
    <style:style style:name="BlueSingleArrow" style:family="graphic" style:parent-style-name="BLueDoubleArrow2">
      <style:graphic-properties draw:stroke="solid" draw:stroke-dash="Dash" svg:stroke-width="0.102cm" svg:stroke-color="#ff0000" draw:marker-start="Arrow" draw:marker-start-width="0.356cm" draw:marker-end-width="0.356cm"/>
    </style:style>
    <style:style style:name="BlueDoubleDashed" style:family="graphic" style:parent-style-name="BLueDoubleArrow2">
      <style:graphic-properties draw:stroke="solid" draw:stroke-dash="Dash" svg:stroke-width="0.102cm" svg:stroke-color="#ff0000" draw:marker-start="Arrow" draw:marker-start-width="0.356cm" draw:marker-end="Arrow" draw:marker-end-width="0.356cm"/>
    </style:style>
    <style:style style:name="ImageBlackborder" style:family="graphic" style:parent-style-name="standard"/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38:37.712616807</meta:creation-date>
    <dc:date>2024-06-22T18:06:27.254099859</dc:date>
    <meta:editing-duration>PT41M26S</meta:editing-duration>
    <meta:editing-cycles>10</meta:editing-cycles>
    <meta:generator>LibreOffice/24.2.3.2$MacOSX_X86_64 LibreOffice_project/433d9c2ded56988e8a90e6b2e771ee4e6a5ab2ba</meta:generator>
    <meta:document-statistic meta:object-count="76"/>
  </office:meta>
</office:document-meta>
</file>